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EntityClasses" style:family="table">
      <style:table-properties style:width="6.9271in" fo:margin-left="0in" table:align="left" fo:keep-with-next="always"/>
    </style:style>
    <style:style style:name="EntityClasses.A" style:family="table-column">
      <style:table-column-properties style:column-width="0.625in"/>
    </style:style>
    <style:style style:name="EntityClasses.B" style:family="table-column">
      <style:table-column-properties style:column-width="1.1875in"/>
    </style:style>
    <style:style style:name="EntityClasses.C" style:family="table-column">
      <style:table-column-properties style:column-width="1.875in"/>
    </style:style>
    <style:style style:name="EntityClasses.D" style:family="table-column">
      <style:table-column-properties style:column-width="3.2396in"/>
    </style:style>
    <style:style style:name="EntityClasses.A1" style:family="table-cell">
      <style:table-cell-properties fo:background-color="transparent" fo:padding="0.0382in" fo:border-left="0.05pt solid #000000" fo:border-right="none" fo:border-top="none" fo:border-bottom="0.05pt solid #000000">
        <style:background-image/>
      </style:table-cell-properties>
    </style:style>
    <style:style style:name="EntityClasses.B1" style:family="table-cell">
      <style:table-cell-properties fo:padding="0.0382in" fo:border-left="0.05pt solid #000000" fo:border-right="none" fo:border-top="none" fo:border-bottom="0.05pt solid #000000"/>
    </style:style>
    <style:style style:name="EntityClasses.C1" style:family="table-cell">
      <style:table-cell-properties fo:padding="0.0382in" fo:border-left="0.05pt solid #000000" fo:border-right="none" fo:border-top="none" fo:border-bottom="0.05pt solid #000000"/>
    </style:style>
    <style:style style:name="EntityClasses.D1" style:family="table-cell">
      <style:table-cell-properties fo:padding="0.0382in" fo:border-left="0.05pt solid #000000" fo:border-right="0.05pt solid #000000" fo:border-top="none" fo:border-bottom="0.05pt solid #000000"/>
    </style:style>
    <style:style style:name="EntityClasses.A2" style:family="table-cell">
      <style:table-cell-properties style:vertical-align="middle" fo:padding="0.0382in" fo:border-left="0.05pt solid #000000" fo:border-right="none" fo:border-top="none" fo:border-bottom="0.05pt solid #000000"/>
    </style:style>
    <style:style style:name="EntityClasses.B2" style:family="table-cell">
      <style:table-cell-properties fo:padding="0.0382in" fo:border-left="0.05pt solid #000000" fo:border-right="none" fo:border-top="none" fo:border-bottom="0.05pt solid #000000"/>
    </style:style>
    <style:style style:name="EntityClasses.C2" style:family="table-cell">
      <style:table-cell-properties fo:padding="0.0382in" fo:border-left="0.05pt solid #000000" fo:border-right="none" fo:border-top="none" fo:border-bottom="0.05pt solid #000000"/>
    </style:style>
    <style:style style:name="EntityClasses.D2" style:family="table-cell">
      <style:table-cell-properties fo:padding="0.0382in" fo:border-left="0.05pt solid #000000" fo:border-right="0.05pt solid #000000" fo:border-top="none" fo:border-bottom="0.05pt solid #000000"/>
    </style:style>
    <style:style style:name="EntityClasses.B3" style:family="table-cell">
      <style:table-cell-properties fo:padding="0.0382in" fo:border-left="0.05pt solid #000000" fo:border-right="none" fo:border-top="none" fo:border-bottom="0.05pt solid #000000"/>
    </style:style>
    <style:style style:name="EntityClasses.C3" style:family="table-cell">
      <style:table-cell-properties fo:padding="0.0382in" fo:border-left="0.05pt solid #000000" fo:border-right="none" fo:border-top="none" fo:border-bottom="0.05pt solid #000000"/>
    </style:style>
    <style:style style:name="EntityClasses.D3" style:family="table-cell">
      <style:table-cell-properties fo:padding="0.0382in" fo:border-left="0.05pt solid #000000" fo:border-right="0.05pt solid #000000" fo:border-top="none" fo:border-bottom="0.05pt solid #000000"/>
    </style:style>
    <style:style style:name="EntityClasses.B4" style:family="table-cell">
      <style:table-cell-properties fo:padding="0.0382in" fo:border-left="0.05pt solid #000000" fo:border-right="none" fo:border-top="none" fo:border-bottom="0.05pt solid #000000"/>
    </style:style>
    <style:style style:name="EntityClasses.C4" style:family="table-cell">
      <style:table-cell-properties fo:padding="0.0382in" fo:border-left="0.05pt solid #000000" fo:border-right="none" fo:border-top="none" fo:border-bottom="0.05pt solid #000000"/>
    </style:style>
    <style:style style:name="EntityClasses.D4" style:family="table-cell">
      <style:table-cell-properties fo:padding="0.0382in" fo:border-left="0.05pt solid #000000" fo:border-right="0.05pt solid #000000" fo:border-top="none" fo:border-bottom="0.05pt solid #000000"/>
    </style:style>
    <style:style style:name="EntityClasses.B5" style:family="table-cell">
      <style:table-cell-properties fo:padding="0.0382in" fo:border-left="0.05pt solid #000000" fo:border-right="none" fo:border-top="none" fo:border-bottom="0.05pt solid #000000"/>
    </style:style>
    <style:style style:name="EntityClasses.C5" style:family="table-cell">
      <style:table-cell-properties fo:padding="0.0382in" fo:border-left="0.05pt solid #000000" fo:border-right="none" fo:border-top="none" fo:border-bottom="0.05pt solid #000000"/>
    </style:style>
    <style:style style:name="EntityClasses.D5" style:family="table-cell">
      <style:table-cell-properties fo:padding="0.0382in" fo:border-left="0.05pt solid #000000" fo:border-right="0.05pt solid #000000" fo:border-top="none" fo:border-bottom="0.05pt solid #000000"/>
    </style:style>
    <style:style style:name="EntityClasses.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EntityClasses.B6" style:family="table-cell">
      <style:table-cell-properties fo:padding="0.0382in" fo:border-left="0.05pt solid #000000" fo:border-right="none" fo:border-top="none" fo:border-bottom="0.05pt solid #000000"/>
    </style:style>
    <style:style style:name="EntityClasses.C6" style:family="table-cell">
      <style:table-cell-properties fo:padding="0.0382in" fo:border-left="0.05pt solid #000000" fo:border-right="none" fo:border-top="none" fo:border-bottom="0.05pt solid #000000"/>
    </style:style>
    <style:style style:name="EntityClasses.D6" style:family="table-cell">
      <style:table-cell-properties fo:padding="0.0382in" fo:border-left="0.05pt solid #000000" fo:border-right="0.05pt solid #000000" fo:border-top="none" fo:border-bottom="0.05pt solid #000000"/>
    </style:style>
    <style:style style:name="EntityClasses.B7" style:family="table-cell">
      <style:table-cell-properties fo:padding="0.0382in" fo:border-left="0.05pt solid #000000" fo:border-right="none" fo:border-top="none" fo:border-bottom="0.05pt solid #000000"/>
    </style:style>
    <style:style style:name="EntityClasses.C7" style:family="table-cell">
      <style:table-cell-properties fo:padding="0.0382in" fo:border-left="0.05pt solid #000000" fo:border-right="none" fo:border-top="none" fo:border-bottom="0.05pt solid #000000"/>
    </style:style>
    <style:style style:name="EntityClasses.D7" style:family="table-cell">
      <style:table-cell-properties fo:padding="0.0382in" fo:border-left="0.05pt solid #000000" fo:border-right="0.05pt solid #000000" fo:border-top="none" fo:border-bottom="0.05pt solid #000000"/>
    </style:style>
    <style:style style:name="EntityClasses.B8" style:family="table-cell">
      <style:table-cell-properties fo:padding="0.0382in" fo:border-left="0.05pt solid #000000" fo:border-right="none" fo:border-top="none" fo:border-bottom="0.05pt solid #000000"/>
    </style:style>
    <style:style style:name="EntityClasses.C8" style:family="table-cell">
      <style:table-cell-properties fo:padding="0.0382in" fo:border-left="0.05pt solid #000000" fo:border-right="none" fo:border-top="none" fo:border-bottom="0.05pt solid #000000"/>
    </style:style>
    <style:style style:name="EntityClasses.D8" style:family="table-cell">
      <style:table-cell-properties fo:padding="0.0382in" fo:border-left="0.05pt solid #000000" fo:border-right="0.05pt solid #000000" fo:border-top="none" fo:border-bottom="0.05pt solid #000000"/>
    </style:style>
    <style:style style:name="EntityClasses.B9" style:family="table-cell">
      <style:table-cell-properties fo:padding="0.0382in" fo:border-left="0.05pt solid #000000" fo:border-right="none" fo:border-top="none" fo:border-bottom="0.05pt solid #000000"/>
    </style:style>
    <style:style style:name="EntityClasses.C9" style:family="table-cell">
      <style:table-cell-properties fo:padding="0.0382in" fo:border-left="0.05pt solid #000000" fo:border-right="none" fo:border-top="none" fo:border-bottom="0.05pt solid #000000"/>
    </style:style>
    <style:style style:name="EntityClasses.D9" style:family="table-cell">
      <style:table-cell-properties fo:padding="0.0382in" fo:border-left="0.05pt solid #000000" fo:border-right="0.05pt solid #000000" fo:border-top="none" fo:border-bottom="0.05pt solid #000000"/>
    </style:style>
    <style:style style:name="EntityClasses.B10" style:family="table-cell">
      <style:table-cell-properties fo:padding="0.0382in" fo:border-left="0.05pt solid #000000" fo:border-right="none" fo:border-top="none" fo:border-bottom="0.05pt solid #000000"/>
    </style:style>
    <style:style style:name="EntityClasses.C10" style:family="table-cell">
      <style:table-cell-properties fo:padding="0.0382in" fo:border-left="0.05pt solid #000000" fo:border-right="none" fo:border-top="none" fo:border-bottom="0.05pt solid #000000"/>
    </style:style>
    <style:style style:name="EntityClasses.D10" style:family="table-cell">
      <style:table-cell-properties fo:padding="0.0382in" fo:border-left="0.05pt solid #000000" fo:border-right="0.05pt solid #000000" fo:border-top="none" fo:border-bottom="0.05pt solid #000000"/>
    </style:style>
    <style:style style:name="EntityClasses.B11" style:family="table-cell">
      <style:table-cell-properties fo:padding="0.0382in" fo:border-left="0.05pt solid #000000" fo:border-right="none" fo:border-top="none" fo:border-bottom="0.05pt solid #000000"/>
    </style:style>
    <style:style style:name="EntityClasses.C11" style:family="table-cell">
      <style:table-cell-properties fo:padding="0.0382in" fo:border-left="0.05pt solid #000000" fo:border-right="none" fo:border-top="none" fo:border-bottom="0.05pt solid #000000"/>
    </style:style>
    <style:style style:name="EntityClasses.D11" style:family="table-cell">
      <style:table-cell-properties fo:padding="0.0382in" fo:border-left="0.05pt solid #000000" fo:border-right="0.05pt solid #000000" fo:border-top="none" fo:border-bottom="0.05pt solid #000000"/>
    </style:style>
    <style:style style:name="EntityClasses.B12" style:family="table-cell">
      <style:table-cell-properties fo:padding="0.0382in" fo:border-left="0.05pt solid #000000" fo:border-right="none" fo:border-top="none" fo:border-bottom="0.05pt solid #000000"/>
    </style:style>
    <style:style style:name="EntityClasses.C12" style:family="table-cell">
      <style:table-cell-properties fo:padding="0.0382in" fo:border-left="0.05pt solid #000000" fo:border-right="none" fo:border-top="none" fo:border-bottom="0.05pt solid #000000"/>
    </style:style>
    <style:style style:name="EntityClasses.D12" style:family="table-cell">
      <style:table-cell-properties fo:padding="0.0382in" fo:border-left="0.05pt solid #000000" fo:border-right="0.05pt solid #000000" fo:border-top="none" fo:border-bottom="0.05pt solid #000000"/>
    </style:style>
    <style:style style:name="EntityClasses.B13" style:family="table-cell">
      <style:table-cell-properties fo:padding="0.0382in" fo:border-left="0.05pt solid #000000" fo:border-right="none" fo:border-top="none" fo:border-bottom="0.05pt solid #000000"/>
    </style:style>
    <style:style style:name="EntityClasses.C13" style:family="table-cell">
      <style:table-cell-properties fo:padding="0.0382in" fo:border-left="0.05pt solid #000000" fo:border-right="none" fo:border-top="none" fo:border-bottom="0.05pt solid #000000"/>
    </style:style>
    <style:style style:name="EntityClasses.D13" style:family="table-cell">
      <style:table-cell-properties fo:padding="0.0382in" fo:border-left="0.05pt solid #000000" fo:border-right="0.05pt solid #000000" fo:border-top="none" fo:border-bottom="0.05pt solid #000000"/>
    </style:style>
    <style:style style:name="EntityCodingInstruction" style:family="table">
      <style:table-properties style:width="6.9375in" fo:margin-left="0in" table:align="left" fo:keep-with-next="always"/>
    </style:style>
    <style:style style:name="EntityCodingInstruction.A" style:family="table-column">
      <style:table-column-properties style:column-width="2.3083in"/>
    </style:style>
    <style:style style:name="EntityCodingInstruction.B" style:family="table-column">
      <style:table-column-properties style:column-width="2.3076in"/>
    </style:style>
    <style:style style:name="EntityCodingInstruction.C" style:family="table-column">
      <style:table-column-properties style:column-width="2.3215in"/>
    </style:style>
    <style:style style:name="EntityCodingInstruction.A1" style:family="table-cell">
      <style:table-cell-properties fo:padding="0.0382in" fo:border-left="0.05pt solid #000000" fo:border-right="none" fo:border-top="0.05pt solid #000000" fo:border-bottom="0.05pt solid #000000"/>
    </style:style>
    <style:style style:name="EntityCodingInstruction.C1" style:family="table-cell">
      <style:table-cell-properties fo:padding="0.0382in" fo:border="0.05pt solid #000000"/>
    </style:style>
    <style:style style:name="EntityCodingInstruction.A2" style:family="table-cell">
      <style:table-cell-properties fo:padding="0.0382in" fo:border-left="0.05pt solid #000000" fo:border-right="none" fo:border-top="none" fo:border-bottom="0.05pt solid #000000"/>
    </style:style>
    <style:style style:name="EntityCodingInstruction.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fo:keep-with-next="always"/>
    </style:style>
    <style:style style:name="Table2.A" style:family="table-column">
      <style:table-column-properties style:column-width="2.3083in"/>
    </style:style>
    <style:style style:name="Table2.B" style:family="table-column">
      <style:table-column-properties style:column-width="2.3076in"/>
    </style:style>
    <style:style style:name="Table2.C" style:family="table-column">
      <style:table-column-properties style:column-width="2.321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fo:keep-with-next="always"/>
    </style:style>
    <style:style style:name="Table3.A" style:family="table-column">
      <style:table-column-properties style:column-width="2.3083in"/>
    </style:style>
    <style:style style:name="Table3.B" style:family="table-column">
      <style:table-column-properties style:column-width="2.3076in"/>
    </style:style>
    <style:style style:name="Table3.C" style:family="table-column">
      <style:table-column-properties style:column-width="2.321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fo:keep-with-next="always"/>
    </style:style>
    <style:style style:name="Table4.A" style:family="table-column">
      <style:table-column-properties style:column-width="2.3083in"/>
    </style:style>
    <style:style style:name="Table4.B" style:family="table-column">
      <style:table-column-properties style:column-width="2.3076in"/>
    </style:style>
    <style:style style:name="Table4.C" style:family="table-column">
      <style:table-column-properties style:column-width="2.321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fo:keep-with-next="always"/>
    </style:style>
    <style:style style:name="Table5.A" style:family="table-column">
      <style:table-column-properties style:column-width="2.3083in"/>
    </style:style>
    <style:style style:name="Table5.B" style:family="table-column">
      <style:table-column-properties style:column-width="2.3076in"/>
    </style:style>
    <style:style style:name="Table5.C" style:family="table-column">
      <style:table-column-properties style:column-width="2.321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fo:keep-with-next="always"/>
    </style:style>
    <style:style style:name="Table6.A" style:family="table-column">
      <style:table-column-properties style:column-width="2.3083in"/>
    </style:style>
    <style:style style:name="Table6.B" style:family="table-column">
      <style:table-column-properties style:column-width="2.3076in"/>
    </style:style>
    <style:style style:name="Table6.C" style:family="table-column">
      <style:table-column-properties style:column-width="2.321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fo:keep-with-next="always"/>
    </style:style>
    <style:style style:name="Table7.A" style:family="table-column">
      <style:table-column-properties style:column-width="2.3083in"/>
    </style:style>
    <style:style style:name="Table7.B" style:family="table-column">
      <style:table-column-properties style:column-width="2.3076in"/>
    </style:style>
    <style:style style:name="Table7.C" style:family="table-column">
      <style:table-column-properties style:column-width="2.321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fo:keep-with-next="always"/>
    </style:style>
    <style:style style:name="Table8.A" style:family="table-column">
      <style:table-column-properties style:column-width="2.3083in"/>
    </style:style>
    <style:style style:name="Table8.B" style:family="table-column">
      <style:table-column-properties style:column-width="2.3076in"/>
    </style:style>
    <style:style style:name="Table8.C" style:family="table-column">
      <style:table-column-properties style:column-width="2.321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fo:keep-with-next="always"/>
    </style:style>
    <style:style style:name="Table9.A" style:family="table-column">
      <style:table-column-properties style:column-width="2.3083in"/>
    </style:style>
    <style:style style:name="Table9.B" style:family="table-column">
      <style:table-column-properties style:column-width="2.3076in"/>
    </style:style>
    <style:style style:name="Table9.C" style:family="table-column">
      <style:table-column-properties style:column-width="2.321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fo:keep-with-next="always"/>
    </style:style>
    <style:style style:name="Table10.A" style:family="table-column">
      <style:table-column-properties style:column-width="2.3083in"/>
    </style:style>
    <style:style style:name="Table10.B" style:family="table-column">
      <style:table-column-properties style:column-width="2.3076in"/>
    </style:style>
    <style:style style:name="Table10.C" style:family="table-column">
      <style:table-column-properties style:column-width="2.321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fo:keep-with-next="always"/>
    </style:style>
    <style:style style:name="Table11.A" style:family="table-column">
      <style:table-column-properties style:column-width="2.3083in"/>
    </style:style>
    <style:style style:name="Table11.B" style:family="table-column">
      <style:table-column-properties style:column-width="2.3076in"/>
    </style:style>
    <style:style style:name="Table11.C" style:family="table-column">
      <style:table-column-properties style:column-width="2.321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fo:keep-with-next="always"/>
    </style:style>
    <style:style style:name="Table12.A" style:family="table-column">
      <style:table-column-properties style:column-width="2.3083in"/>
    </style:style>
    <style:style style:name="Table12.B" style:family="table-column">
      <style:table-column-properties style:column-width="2.3076in"/>
    </style:style>
    <style:style style:name="Table12.C" style:family="table-column">
      <style:table-column-properties style:column-width="2.3215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49918" officeooo:paragraph-rsid="00149918"/>
    </style:style>
    <style:style style:name="P2" style:family="paragraph" style:parent-style-name="Footer">
      <style:paragraph-properties fo:text-align="end" style:justify-single-word="false"/>
      <style:text-properties officeooo:rsid="00149918" officeooo:paragraph-rsid="00149918"/>
    </style:style>
    <style:style style:name="P3" style:family="paragraph" style:parent-style-name="Text_20_body">
      <style:text-properties officeooo:rsid="00149918" officeooo:paragraph-rsid="00149918"/>
    </style:style>
    <style:style style:name="P4" style:family="paragraph" style:parent-style-name="Text_20_body">
      <style:text-properties officeooo:paragraph-rsid="00149918"/>
    </style:style>
    <style:style style:name="P5" style:family="paragraph" style:parent-style-name="Text_20_body">
      <style:text-properties officeooo:rsid="001b105a" officeooo:paragraph-rsid="001b105a"/>
    </style:style>
    <style:style style:name="P6" style:family="paragraph" style:parent-style-name="Text_20_body">
      <style:text-properties officeooo:rsid="001c0842" officeooo:paragraph-rsid="001c0842"/>
    </style:style>
    <style:style style:name="P7" style:family="paragraph" style:parent-style-name="Text_20_body">
      <style:text-properties officeooo:rsid="001c10bd" officeooo:paragraph-rsid="001c10bd"/>
    </style:style>
    <style:style style:name="P8" style:family="paragraph" style:parent-style-name="Text_20_body">
      <style:text-properties officeooo:rsid="001c10bd" officeooo:paragraph-rsid="001df33b"/>
    </style:style>
    <style:style style:name="P9" style:family="paragraph" style:parent-style-name="Text_20_body">
      <style:paragraph-properties fo:text-align="center" style:justify-single-word="false"/>
      <style:text-properties officeooo:rsid="001c10bd" officeooo:paragraph-rsid="001df33b"/>
    </style:style>
    <style:style style:name="P10" style:family="paragraph" style:parent-style-name="Text_20_body">
      <style:text-properties officeooo:rsid="001df33b" officeooo:paragraph-rsid="001df33b"/>
    </style:style>
    <style:style style:name="P11" style:family="paragraph" style:parent-style-name="Text_20_body">
      <style:text-properties officeooo:rsid="00209917" officeooo:paragraph-rsid="00209917"/>
    </style:style>
    <style:style style:name="P12" style:family="paragraph" style:parent-style-name="Text_20_body">
      <style:text-properties officeooo:rsid="0020aabd" officeooo:paragraph-rsid="0020aabd"/>
    </style:style>
    <style:style style:name="P13" style:family="paragraph" style:parent-style-name="Text_20_body">
      <style:text-properties officeooo:paragraph-rsid="0020aabd"/>
    </style:style>
    <style:style style:name="P14" style:family="paragraph" style:parent-style-name="Text_20_body">
      <style:text-properties officeooo:rsid="0022a897" officeooo:paragraph-rsid="0022a897"/>
    </style:style>
    <style:style style:name="P15" style:family="paragraph" style:parent-style-name="Text_20_body">
      <style:paragraph-properties fo:break-before="page"/>
      <style:text-properties officeooo:rsid="00149918" officeooo:paragraph-rsid="00149918"/>
    </style:style>
    <style:style style:name="P16" style:family="paragraph" style:parent-style-name="Subtitle">
      <style:text-properties officeooo:rsid="00149918" officeooo:paragraph-rsid="00149918"/>
    </style:style>
    <style:style style:name="P17" style:family="paragraph" style:parent-style-name="Title">
      <style:text-properties officeooo:rsid="00149918" officeooo:paragraph-rsid="00149918"/>
    </style:style>
    <style:style style:name="P18" style:family="paragraph" style:parent-style-name="Table_20_Heading">
      <style:text-properties officeooo:rsid="00227438" officeooo:paragraph-rsid="00227438"/>
    </style:style>
    <style:style style:name="P19" style:family="paragraph" style:parent-style-name="Table_20_Contents">
      <style:text-properties officeooo:rsid="0022a897" officeooo:paragraph-rsid="0022a897"/>
    </style:style>
    <style:style style:name="P20" style:family="paragraph" style:parent-style-name="Table_20_Contents">
      <style:paragraph-properties fo:text-align="center" style:justify-single-word="false"/>
      <style:text-properties officeooo:rsid="0022a897" officeooo:paragraph-rsid="0022a897"/>
    </style:style>
    <style:style style:name="P21" style:family="paragraph" style:parent-style-name="Table_20_Contents">
      <style:text-properties officeooo:rsid="0022dcbf" officeooo:paragraph-rsid="0022dcbf"/>
    </style:style>
    <style:style style:name="P22" style:family="paragraph" style:parent-style-name="Table_20_Contents">
      <style:paragraph-properties fo:text-align="center" style:justify-single-word="false"/>
      <style:text-properties officeooo:rsid="0022dcbf" officeooo:paragraph-rsid="0022dcbf"/>
    </style:style>
    <style:style style:name="P23" style:family="paragraph" style:parent-style-name="Text_20_body">
      <style:text-properties officeooo:rsid="00258854" officeooo:paragraph-rsid="00258854"/>
    </style:style>
    <style:style style:name="P24" style:family="paragraph" style:parent-style-name="Text_20_body">
      <style:text-properties officeooo:paragraph-rsid="00258854"/>
    </style:style>
    <style:style style:name="P25" style:family="paragraph" style:parent-style-name="Text_20_body">
      <style:text-properties officeooo:rsid="0026cb86" officeooo:paragraph-rsid="0026cb86"/>
    </style:style>
    <style:style style:name="P26" style:family="paragraph" style:parent-style-name="Text_20_body">
      <style:text-properties officeooo:rsid="0029afda" officeooo:paragraph-rsid="0029afda"/>
    </style:style>
    <style:style style:name="P27" style:family="paragraph" style:parent-style-name="Text_20_body">
      <style:text-properties officeooo:rsid="002a2e47" officeooo:paragraph-rsid="002a2e47"/>
    </style:style>
    <style:style style:name="P28" style:family="paragraph" style:parent-style-name="Text_20_body">
      <style:text-properties officeooo:rsid="002a2e47" officeooo:paragraph-rsid="002a99bd"/>
    </style:style>
    <style:style style:name="P29" style:family="paragraph" style:parent-style-name="Text_20_body">
      <style:text-properties officeooo:rsid="002a2e47" officeooo:paragraph-rsid="002c2e02"/>
    </style:style>
    <style:style style:name="P30" style:family="paragraph" style:parent-style-name="Text_20_body">
      <style:text-properties officeooo:rsid="002a2e47" officeooo:paragraph-rsid="002f520b"/>
    </style:style>
    <style:style style:name="P31" style:family="paragraph" style:parent-style-name="Text_20_body">
      <style:text-properties officeooo:rsid="002a2e47" officeooo:paragraph-rsid="003386a9"/>
    </style:style>
    <style:style style:name="P32" style:family="paragraph" style:parent-style-name="Text_20_body">
      <style:text-properties officeooo:rsid="002a99bd" officeooo:paragraph-rsid="002a99bd"/>
    </style:style>
    <style:style style:name="P33" style:family="paragraph" style:parent-style-name="Text_20_body">
      <style:text-properties officeooo:rsid="002a99bd" officeooo:paragraph-rsid="002f520b"/>
    </style:style>
    <style:style style:name="P34" style:family="paragraph" style:parent-style-name="Text_20_body">
      <style:text-properties officeooo:rsid="002bb7d2" officeooo:paragraph-rsid="002bb7d2"/>
    </style:style>
    <style:style style:name="P35" style:family="paragraph" style:parent-style-name="Text_20_body">
      <style:text-properties officeooo:rsid="002c5210" officeooo:paragraph-rsid="002c5210"/>
    </style:style>
    <style:style style:name="P36" style:family="paragraph" style:parent-style-name="Text_20_body">
      <style:text-properties officeooo:rsid="002c5210" officeooo:paragraph-rsid="002f520b"/>
    </style:style>
    <style:style style:name="P37" style:family="paragraph" style:parent-style-name="Text_20_body">
      <style:text-properties officeooo:rsid="002d6689" officeooo:paragraph-rsid="002f520b"/>
    </style:style>
    <style:style style:name="P38" style:family="paragraph" style:parent-style-name="Text_20_body">
      <style:text-properties officeooo:rsid="003386a9" officeooo:paragraph-rsid="003386a9"/>
    </style:style>
    <style:style style:name="P39" style:family="paragraph" style:parent-style-name="Text_20_body">
      <style:text-properties officeooo:rsid="00340166" officeooo:paragraph-rsid="00340166"/>
    </style:style>
    <style:style style:name="P40" style:family="paragraph" style:parent-style-name="Text_20_body">
      <style:text-properties officeooo:rsid="0034f4ad" officeooo:paragraph-rsid="0034f4ad"/>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Table_20_Contents">
      <style:paragraph-properties fo:text-align="center" style:justify-single-word="false"/>
      <style:text-properties officeooo:rsid="00258854" officeooo:paragraph-rsid="00258854"/>
    </style:style>
    <style:style style:name="P44" style:family="paragraph" style:parent-style-name="Table_20_Contents">
      <style:text-properties officeooo:rsid="00258854" officeooo:paragraph-rsid="00258854"/>
    </style:style>
    <style:style style:name="P45" style:family="paragraph" style:parent-style-name="Table_20_Contents">
      <style:paragraph-properties fo:text-align="center" style:justify-single-word="false"/>
      <style:text-properties officeooo:rsid="00263403" officeooo:paragraph-rsid="00263403"/>
    </style:style>
    <style:style style:name="P46" style:family="paragraph" style:parent-style-name="Table_20_Contents">
      <style:paragraph-properties fo:text-align="center" style:justify-single-word="false"/>
      <style:text-properties officeooo:rsid="0026cb86" officeooo:paragraph-rsid="0026cb86"/>
    </style:style>
    <style:style style:name="P47" style:family="paragraph" style:parent-style-name="Table_20_Contents">
      <style:text-properties officeooo:rsid="0029afda" officeooo:paragraph-rsid="0029afda"/>
    </style:style>
    <style:style style:name="P48" style:family="paragraph" style:parent-style-name="Table_20_Contents">
      <style:paragraph-properties fo:text-align="center" style:justify-single-word="false"/>
      <style:text-properties officeooo:rsid="0029afda" officeooo:paragraph-rsid="0029afda"/>
    </style:style>
    <style:style style:name="P49" style:family="paragraph" style:parent-style-name="Table_20_Contents">
      <style:text-properties officeooo:rsid="0029afda" officeooo:paragraph-rsid="002a99bd"/>
    </style:style>
    <style:style style:name="P50" style:family="paragraph" style:parent-style-name="Table_20_Contents">
      <style:text-properties officeooo:rsid="0029afda" officeooo:paragraph-rsid="002c2e02"/>
    </style:style>
    <style:style style:name="P51" style:family="paragraph" style:parent-style-name="Table_20_Contents">
      <style:text-properties officeooo:rsid="0029afda" officeooo:paragraph-rsid="002f520b"/>
    </style:style>
    <style:style style:name="P52" style:family="paragraph" style:parent-style-name="Table_20_Contents">
      <style:text-properties officeooo:rsid="0029afda" officeooo:paragraph-rsid="003386a9"/>
    </style:style>
    <style:style style:name="P53" style:family="paragraph" style:parent-style-name="Table_20_Contents">
      <style:text-properties officeooo:rsid="002a2e47" officeooo:paragraph-rsid="002a2e47"/>
    </style:style>
    <style:style style:name="P54" style:family="paragraph" style:parent-style-name="Table_20_Contents">
      <style:paragraph-properties fo:text-align="center" style:justify-single-word="false"/>
      <style:text-properties officeooo:rsid="002a2e47" officeooo:paragraph-rsid="002a2e47"/>
    </style:style>
    <style:style style:name="P55" style:family="paragraph" style:parent-style-name="Table_20_Contents">
      <style:text-properties officeooo:rsid="002a99bd" officeooo:paragraph-rsid="002a99bd"/>
    </style:style>
    <style:style style:name="P56" style:family="paragraph" style:parent-style-name="Table_20_Contents">
      <style:text-properties officeooo:rsid="002a99bd" officeooo:paragraph-rsid="002c2e02"/>
    </style:style>
    <style:style style:name="P57" style:family="paragraph" style:parent-style-name="Table_20_Contents">
      <style:text-properties officeooo:rsid="002a99bd" officeooo:paragraph-rsid="002f520b"/>
    </style:style>
    <style:style style:name="P58" style:family="paragraph" style:parent-style-name="Table_20_Contents">
      <style:text-properties officeooo:rsid="002a99bd" officeooo:paragraph-rsid="003386a9"/>
    </style:style>
    <style:style style:name="P59" style:family="paragraph" style:parent-style-name="Table_20_Contents">
      <style:text-properties officeooo:rsid="00340166" officeooo:paragraph-rsid="00340166"/>
    </style:style>
    <style:style style:name="P60" style:family="paragraph" style:parent-style-name="Table_20_Contents">
      <style:text-properties officeooo:rsid="0034f4ad" officeooo:paragraph-rsid="0034f4ad"/>
    </style:style>
    <style:style style:name="P61" style:family="paragraph" style:parent-style-name="Table_20_index_20_1">
      <style:paragraph-properties>
        <style:tab-stops>
          <style:tab-stop style:position="6.9252in" style:type="right" style:leader-style="dotted" style:leader-text="."/>
        </style:tab-stops>
      </style:paragraph-properties>
    </style:style>
    <style:style style:name="P62" style:family="paragraph" style:parent-style-name="Heading_20_1">
      <style:text-properties officeooo:rsid="00149918" officeooo:paragraph-rsid="00149918"/>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1c10bd" officeooo:paragraph-rsid="001c10bd"/>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Heading_20_2">
      <style:text-properties officeooo:rsid="001c10bd" officeooo:paragraph-rsid="001c10bd"/>
    </style:style>
    <style:style style:name="P67" style:family="paragraph" style:parent-style-name="Heading_20_2">
      <style:text-properties officeooo:rsid="0020aabd" officeooo:paragraph-rsid="0020aabd"/>
    </style:style>
    <style:style style:name="P68" style:family="paragraph" style:parent-style-name="Heading_20_2">
      <style:text-properties officeooo:rsid="0026cb86" officeooo:paragraph-rsid="002a99bd"/>
    </style:style>
    <style:style style:name="P69" style:family="paragraph" style:parent-style-name="Table">
      <style:text-properties officeooo:paragraph-rsid="002a99bd"/>
    </style:style>
    <style:style style:name="P70" style:family="paragraph" style:parent-style-name="Table">
      <style:text-properties officeooo:rsid="002bb7d2" officeooo:paragraph-rsid="002c2e02"/>
    </style:style>
    <style:style style:name="P71" style:family="paragraph" style:parent-style-name="Table">
      <style:text-properties officeooo:rsid="002bb7d2" officeooo:paragraph-rsid="002f520b"/>
    </style:style>
    <style:style style:name="P72" style:family="paragraph" style:parent-style-name="Table">
      <style:text-properties officeooo:paragraph-rsid="003386a9"/>
    </style:style>
    <style:style style:name="P73" style:family="paragraph" style:parent-style-name="Table_20_Heading">
      <style:text-properties officeooo:rsid="00258854" officeooo:paragraph-rsid="00258854"/>
    </style:style>
    <style:style style:name="P74" style:family="paragraph" style:parent-style-name="Table_20_Heading">
      <style:text-properties officeooo:rsid="00263403" officeooo:paragraph-rsid="00263403"/>
    </style:style>
    <style:style style:name="P75" style:family="paragraph" style:parent-style-name="Table_20_Heading">
      <style:text-properties officeooo:rsid="0029afda" officeooo:paragraph-rsid="0029afda"/>
    </style:style>
    <style:style style:name="P76" style:family="paragraph" style:parent-style-name="Table_20_Heading">
      <style:text-properties officeooo:rsid="0029afda" officeooo:paragraph-rsid="002a99bd"/>
    </style:style>
    <style:style style:name="P77" style:family="paragraph" style:parent-style-name="Table_20_Heading">
      <style:text-properties officeooo:rsid="0029afda" officeooo:paragraph-rsid="002c2e02"/>
    </style:style>
    <style:style style:name="P78" style:family="paragraph" style:parent-style-name="Table_20_Heading">
      <style:text-properties officeooo:rsid="0029afda" officeooo:paragraph-rsid="002f520b"/>
    </style:style>
    <style:style style:name="P79" style:family="paragraph" style:parent-style-name="Table_20_Heading">
      <style:text-properties officeooo:rsid="0029afda" officeooo:paragraph-rsid="003386a9"/>
    </style:style>
    <style:style style:name="P80" style:family="paragraph" style:parent-style-name="Heading_20_3">
      <style:text-properties officeooo:rsid="002a2e47" officeooo:paragraph-rsid="002a2e47"/>
    </style:style>
    <style:style style:name="P81" style:family="paragraph" style:parent-style-name="Heading_20_3">
      <style:text-properties officeooo:rsid="002d6689" officeooo:paragraph-rsid="002d6689"/>
    </style:style>
    <style:style style:name="P82" style:family="paragraph" style:parent-style-name="Heading_20_3">
      <style:text-properties officeooo:rsid="0030ac22" officeooo:paragraph-rsid="0030ac22"/>
    </style:style>
    <style:style style:name="P83" style:family="paragraph" style:parent-style-name="Heading_20_3">
      <style:text-properties officeooo:paragraph-rsid="0030ac22"/>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88203"/>
    </style:style>
    <style:style style:name="T2" style:family="text">
      <style:text-properties officeooo:rsid="0014f93c"/>
    </style:style>
    <style:style style:name="T3" style:family="text">
      <style:text-properties officeooo:rsid="00193984"/>
    </style:style>
    <style:style style:name="T4" style:family="text">
      <style:text-properties officeooo:rsid="001c0842"/>
    </style:style>
    <style:style style:name="T5" style:family="text">
      <style:text-properties officeooo:rsid="001df33b"/>
    </style:style>
    <style:style style:name="T6" style:family="text">
      <style:text-properties officeooo:rsid="001eab2c"/>
    </style:style>
    <style:style style:name="T7" style:family="text">
      <style:text-properties officeooo:rsid="00227438"/>
    </style:style>
    <style:style style:name="T8" style:family="text">
      <style:text-properties officeooo:rsid="0022a897"/>
    </style:style>
    <style:style style:name="T9" style:family="text">
      <style:text-properties officeooo:rsid="0022dcbf"/>
    </style:style>
    <style:style style:name="T10" style:family="text">
      <style:text-properties officeooo:rsid="00243d23"/>
    </style:style>
    <style:style style:name="T11" style:family="text">
      <style:text-properties officeooo:rsid="00258854"/>
    </style:style>
    <style:style style:name="T12" style:family="text">
      <style:text-properties officeooo:rsid="00263403"/>
    </style:style>
    <style:style style:name="T13" style:family="text">
      <style:text-properties officeooo:rsid="0026cb86"/>
    </style:style>
    <style:style style:name="T14" style:family="text">
      <style:text-properties officeooo:rsid="0028478d"/>
    </style:style>
    <style:style style:name="T15" style:family="text">
      <style:text-properties officeooo:rsid="002a99bd"/>
    </style:style>
    <style:style style:name="T16" style:family="text">
      <style:text-properties officeooo:rsid="002bb7d2"/>
    </style:style>
    <style:style style:name="T17" style:family="text">
      <style:text-properties officeooo:rsid="002c2e02"/>
    </style:style>
    <style:style style:name="T18" style:family="text">
      <style:text-properties officeooo:rsid="002c5210"/>
    </style:style>
    <style:style style:name="T19" style:family="text">
      <style:text-properties officeooo:rsid="002d6689"/>
    </style:style>
    <style:style style:name="T20" style:family="text">
      <style:text-properties officeooo:rsid="002f520b"/>
    </style:style>
    <style:style style:name="T21" style:family="text">
      <style:text-properties officeooo:rsid="0030ac22"/>
    </style:style>
    <style:style style:name="T22" style:family="text">
      <style:text-properties officeooo:rsid="003386a9"/>
    </style:style>
    <style:style style:name="T23" style:family="text">
      <style:text-properties officeooo:rsid="0033c4a3"/>
    </style:style>
    <style:style style:name="T24" style:family="text">
      <style:text-properties officeooo:rsid="00340166"/>
    </style:style>
    <style:style style:name="T25" style:family="text">
      <style:text-properties officeooo:rsid="0034f4ad"/>
    </style:style>
    <style:style style:name="T26"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text:span text:style-name="T1">AVM</text:span> Reference Manual</text:p>
      <text:p text:style-name="P16">v0.8</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65"><text:a xlink:type="simple" xlink:href="#__RefHeading___Toc239_1643269626" text:style-name="Index_20_Link" text:visited-style-name="Index_20_Link">1.Welcome!<text:tab/>3</text:a></text:p>
          <text:p text:style-name="P65"><text:a xlink:type="simple" xlink:href="#__RefHeading___Toc241_1643269626" text:style-name="Index_20_Link" text:visited-style-name="Index_20_Link">2.Hardware Reference<text:tab/>4</text:a></text:p>
          <text:p text:style-name="P65"><text:a xlink:type="simple" xlink:href="#__RefHeading___Toc247_1643269626" text:style-name="Index_20_Link" text:visited-style-name="Index_20_Link">3.Virtual Machine Reference<text:tab/>5</text:a></text:p>
          <text:p text:style-name="P42"><text:a xlink:type="simple" xlink:href="#__RefHeading___Toc249_1643269626" text:style-name="Index_20_Link" text:visited-style-name="Index_20_Link">3.1Overview<text:tab/>5</text:a></text:p>
          <text:p text:style-name="P42"><text:a xlink:type="simple" xlink:href="#__RefHeading___Toc263_2056064974" text:style-name="Index_20_Link" text:visited-style-name="Index_20_Link">3.2Entities<text:tab/>5</text:a></text:p>
          <text:p text:style-name="P84"><text:a xlink:type="simple" xlink:href="#__RefHeading___Toc265_2056064974" text:style-name="Index_20_Link" text:visited-style-name="Index_20_Link">3.2.1. Entity Class: Instructions<text:tab/>6</text:a></text:p>
          <text:p text:style-name="P42"><text:a xlink:type="simple" xlink:href="#__RefHeading___Toc267_2056064974" text:style-name="Index_20_Link" text:visited-style-name="Index_20_Link">3.3Program Layou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1">Table 3.1: Entity Class Prefixes<text:tab/>6</text:p>
          <text:p text:style-name="P61">Table 3.2: Instruction Encoding Format<text:tab/>7</text:p>
          <text:p text:style-name="P61">Table 3.3: Instruction Flags<text:tab/>7</text:p>
        </text:index-body>
      </text:table-index>
      <text:p text:style-name="P3"/>
      <text:p text:style-name="P15"/>
      <text:h text:style-name="P62" text:outline-level="1"><text:bookmark-start text:name="__RefHeading___Toc239_1643269626"/>Welcome!<text:bookmark-end text:name="__RefHeading___Toc239_1643269626"/></text:h>
      <text:p text:style-name="P4"/>
      <text:p text:style-name="P3">Welcome, intrepid reader, to the <text:span text:style-name="T1">AVM</text:span> reference manual, where we discuss many things, not the least of which is <text:span text:style-name="T3">AVM</text:span> and its various elements, requirements, and <text:span text:style-name="T3">unnervingly</text:span> fluid definitions. <text:s/>It is my hope that this manual (if not the <text:span text:style-name="T2">bits and pieces</text:span> described herein) will prove useful. <text:s/></text:p>
      <text:p text:style-name="P5">AVM is a virtual machine, and an assembly-like language for programming it. <text:s/>AVM is an abbreviation of Abstruse Virtual Machine <text:span text:style-name="T4">(or maybe Another Verified Milkshake? <text:s/>Acrobatic Vehicle Mechanic? Altruistic Vendor Market?). <text:s/>AVM strives to combine the developmental simplicity of low-level assembly code with the performance advantages of a poorly implemented scripting language. <text:s/>AVM has a feature set that is insufficient to be useful, but attempts to be complex enough to avoid simple understanding and use.</text:span></text:p>
      <text:p text:style-name="P10">Having read that, you will probably ask, “Should I use AVM for my next project?”</text:p>
      <text:p text:style-name="P6"><text:span text:style-name="T5">Well, i</text:span>f you want rapid prototyping, use Python. <text:s/>If you want portability, use Java. <text:s/>If you want performance, use C. <text:s/>If you want something popular that you can put on your CV, Javascript (or ECMAscript if you please) is the way for you. <text:s/>If, however, you’d like to kill some time producing something mostly useless in a language with stilted syntax and limited semantic expression that runs slowly on an amateurish virtual machine, well, this is as good a place as any to start.</text:p>
      <text:h text:style-name="P63" text:outline-level="1"><text:bookmark-start text:name="__RefHeading___Toc241_1643269626"/>Hardware Reference<text:bookmark-end text:name="__RefHeading___Toc241_1643269626"/></text:h>
      <text:p text:style-name="Text_20_body"/>
      <text:p text:style-name="P8">There is no hardware. <text:s/></text:p>
      <text:p text:style-name="P8">AVM is all software. <text:s/></text:p>
      <text:p text:style-name="P8">There is nothing to see here.</text:p>
      <text:p text:style-name="P10">The best place to start is the Language Reference <text:span text:style-name="T6">in section 4</text:span>, or <text:s/>(if I’ve managed to actually write them) the examples in one or more Appendices. <text:s/>Chances are, you’ll care much more about programming things than <text:span text:style-name="T6">about </text:span>the underlying operation of the virtual machine, <text:span text:style-name="T6">unless you’re the kind of person who’s intrigued by under-the-hood bits, in which case read on to section 3 for the woefully incomplete and out-of-date details about the design and function of the machine itself.</text:span></text:p>
      <text:h text:style-name="P64" text:outline-level="1"><text:bookmark-start text:name="__RefHeading___Toc247_1643269626"/>Virtual Machine Reference<text:bookmark-end text:name="__RefHeading___Toc247_1643269626"/></text:h>
      <text:p text:style-name="P8"/>
      <text:p text:style-name="P9">Now we’re getting somewhere.</text:p>
      <text:h text:style-name="P66" text:outline-level="2"><text:bookmark-start text:name="__RefHeading___Toc249_1643269626"/>Overview<text:bookmark-end text:name="__RefHeading___Toc249_1643269626"/></text:h>
      <text:p text:style-name="P7"/>
      <text:p text:style-name="P7">The AVM virtual machine is much like any other virtual machine: it has a central virtual processor that executes machine code in memory. <text:s/>It has registers, opcodes that manipulate registers and memory, and a few I/O capabilities. <text:s/><text:span text:style-name="T5">Higher-level operations can be created as combinations of lower-level operations. <text:s/></text:span></text:p>
      <text:p text:style-name="P11">The processor operates on virtual ticks, unbound to a physical oscillator. <text:s/>Each instruction is evaluated and executed in a single virtual clock cycle, and each instruction execution is completed atomically. <text:s/>The processor has an arbitrary number of virtual cores; each core operates independently and simultaneously with all other cores (in this document, we’ll probably call them threads or processes sometimes). <text:s/>Each core has its own copy of the “core registers” (see definitions below), but shares all other memory and objects with all other cores.</text:p>
      <text:p text:style-name="P12">Unlike other processors, however, the AVM cores do not generally access memory as addresses in a flat space, but rather as opaque entity references. <text:s text:c="2"/>Most references will be to entries in entity class tables, where the reference identifies a table entry, and the value can be found in the table. <text:s/>When a program is loaded into the AVM (see? <text:s/>Pretentious.), the code is loaded into a block of contiguous memory (or, rather one or more blocks of contiguous memory), and a table is loaded for each supported entity class.</text:p>
      <text:p text:style-name="P14">Also, the AVM processor treats some higher-level entities as first-order machine references. <text:s/>For example, a “group” of entities may be referenced by some instructions in the same way as a register or memory location. <text:s/></text:p>
      <text:h text:style-name="P67" text:outline-level="2"><text:bookmark-start text:name="__RefHeading___Toc263_2056064974"/>Entities<text:bookmark-end text:name="__RefHeading___Toc263_2056064974"/></text:h>
      <text:p text:style-name="P12">In AVM, the fundamental unit of stuff <text:span text:style-name="T9">the processor can understand </text:span>is an “entity”, which is a 32-bit reference to, <text:span text:style-name="T11">well,</text:span> something. <text:s/><text:span text:style-name="T7">Entities are each members of a particular class that defines the role it plays in the virtual machine. <text:s/></text:span>Each <text:span text:style-name="T8">32-bit </text:span>entity <text:span text:style-name="T7">has an 8-bit prefix (high-order byte) that identifies its class, and a class-specific value encoded in the lower 24 bits.</text:span></text:p>
      <table:table table:name="EntityClasses" table:style-name="EntityClasses">
        <table:table-column table:style-name="EntityClasses.A"/>
        <table:table-column table:style-name="EntityClasses.B"/>
        <table:table-column table:style-name="EntityClasses.C"/>
        <table:table-column table:style-name="EntityClasses.D"/>
        <table:table-header-rows>
          <text:soft-page-break/>
          <table:table-row>
            <table:table-cell table:style-name="EntityClasses.A1" office:value-type="string">
              <text:p text:style-name="P18">Prefix</text:p>
            </table:table-cell>
            <table:table-cell table:style-name="EntityClasses.B1" office:value-type="string">
              <text:p text:style-name="P73">Class <text:s/>Mnemonic</text:p>
              <text:p text:style-name="P73">(if meaningful)</text:p>
            </table:table-cell>
            <table:table-cell table:style-name="EntityClasses.C1" office:value-type="string">
              <text:p text:style-name="P74">Class table access mode</text:p>
              <text:p text:style-name="P74">(see class specification or program layout specification for more information)</text:p>
            </table:table-cell>
            <table:table-cell table:style-name="EntityClasses.D1" office:value-type="string">
              <text:p text:style-name="P18">Class <text:span text:style-name="T12">description</text:span></text:p>
            </table:table-cell>
          </table:table-row>
        </table:table-header-rows>
        <table:table-row>
          <table:table-cell table:style-name="EntityClasses.A2" office:value-type="string">
            <text:p text:style-name="P20">0x00</text:p>
          </table:table-cell>
          <table:table-cell table:style-name="EntityClasses.B2" office:value-type="string">
            <text:p text:style-name="P43"/>
          </table:table-cell>
          <table:table-cell table:style-name="EntityClasses.C2" office:value-type="string">
            <text:p text:style-name="P46">No access</text:p>
          </table:table-cell>
          <table:table-cell table:style-name="EntityClasses.D2" office:value-type="string">
            <text:p text:style-name="P19">Instruction<text:span text:style-name="T12">s</text:span> (opcode)</text:p>
          </table:table-cell>
        </table:table-row>
        <table:table-row>
          <table:table-cell table:style-name="EntityClasses.A2" office:value-type="string">
            <text:p text:style-name="P20">0x01</text:p>
          </table:table-cell>
          <table:table-cell table:style-name="EntityClasses.B3" office:value-type="string">
            <text:p text:style-name="P43">INTR</text:p>
          </table:table-cell>
          <table:table-cell table:style-name="EntityClasses.C3" office:value-type="string">
            <text:p text:style-name="P45">Global; R/W</text:p>
          </table:table-cell>
          <table:table-cell table:style-name="EntityClasses.D3" office:value-type="string">
            <text:p text:style-name="P44">Interrupt<text:span text:style-name="T12">s</text:span> (Exception, Errror)</text:p>
          </table:table-cell>
        </table:table-row>
        <table:table-row>
          <table:table-cell table:style-name="EntityClasses.A2" office:value-type="string">
            <text:p text:style-name="P20">0x02</text:p>
          </table:table-cell>
          <table:table-cell table:style-name="EntityClasses.B4" office:value-type="string">
            <text:p text:style-name="P43">GROUP</text:p>
          </table:table-cell>
          <table:table-cell table:style-name="EntityClasses.C4" office:value-type="string">
            <text:p text:style-name="P45">Local; R/W</text:p>
          </table:table-cell>
          <table:table-cell table:style-name="EntityClasses.D4" office:value-type="string">
            <text:p text:style-name="P19">Group<text:span text:style-name="T12">s</text:span> of entities</text:p>
          </table:table-cell>
        </table:table-row>
        <table:table-row>
          <table:table-cell table:style-name="EntityClasses.A2" office:value-type="string">
            <text:p text:style-name="P20">0x03</text:p>
          </table:table-cell>
          <table:table-cell table:style-name="EntityClasses.B5" office:value-type="string">
            <text:p text:style-name="P43">REG</text:p>
          </table:table-cell>
          <table:table-cell table:style-name="EntityClasses.C5" office:value-type="string">
            <text:p text:style-name="P45">Global; RO</text:p>
          </table:table-cell>
          <table:table-cell table:style-name="EntityClasses.D5" office:value-type="string">
            <text:p text:style-name="P19">Register<text:span text:style-name="T12">s</text:span> </text:p>
          </table:table-cell>
        </table:table-row>
        <table:table-row>
          <table:table-cell table:style-name="EntityClasses.A6" office:value-type="string">
            <text:p text:style-name="P20">0x04</text:p>
          </table:table-cell>
          <table:table-cell table:style-name="EntityClasses.B6" office:value-type="string">
            <text:p text:style-name="P43">BUF</text:p>
          </table:table-cell>
          <table:table-cell table:style-name="EntityClasses.C6" office:value-type="string">
            <text:p text:style-name="P45">Local; R/W</text:p>
          </table:table-cell>
          <table:table-cell table:style-name="EntityClasses.D6" office:value-type="string">
            <text:p text:style-name="P19">Buffer<text:span text:style-name="T12">s</text:span></text:p>
          </table:table-cell>
        </table:table-row>
        <table:table-row>
          <table:table-cell table:style-name="EntityClasses.A2" office:value-type="string">
            <text:p text:style-name="P20">0x05</text:p>
          </table:table-cell>
          <table:table-cell table:style-name="EntityClasses.B7" office:value-type="string">
            <text:p text:style-name="P43">PORT</text:p>
          </table:table-cell>
          <table:table-cell table:style-name="EntityClasses.C7" office:value-type="string">
            <text:p text:style-name="P45">Global; R/W</text:p>
          </table:table-cell>
          <table:table-cell table:style-name="EntityClasses.D7" office:value-type="string">
            <text:p text:style-name="P19">Port<text:span text:style-name="T12">s </text:span>(for I/O operations)</text:p>
          </table:table-cell>
        </table:table-row>
        <table:table-row>
          <table:table-cell table:style-name="EntityClasses.A2" office:value-type="string">
            <text:p text:style-name="P20">0x06</text:p>
          </table:table-cell>
          <table:table-cell table:style-name="EntityClasses.B8" office:value-type="string">
            <text:p text:style-name="P43">TEXT</text:p>
          </table:table-cell>
          <table:table-cell table:style-name="EntityClasses.C8" office:value-type="string">
            <text:p text:style-name="P45">Local; R/W</text:p>
          </table:table-cell>
          <table:table-cell table:style-name="EntityClasses.D8" office:value-type="string">
            <text:p text:style-name="P19"><text:span text:style-name="T12">Text s</text:span>tring<text:span text:style-name="T12">s</text:span> (character sequence<text:span text:style-name="T12">s</text:span>)</text:p>
          </table:table-cell>
        </table:table-row>
        <table:table-row>
          <table:table-cell table:style-name="EntityClasses.A2" office:value-type="string">
            <text:p text:style-name="P20">0x07</text:p>
          </table:table-cell>
          <table:table-cell table:style-name="EntityClasses.B9" office:value-type="string">
            <text:p text:style-name="P45">SYM</text:p>
          </table:table-cell>
          <table:table-cell table:style-name="EntityClasses.C9" office:value-type="string">
            <text:p text:style-name="P45">Local; R/W</text:p>
          </table:table-cell>
          <table:table-cell table:style-name="EntityClasses.D9" office:value-type="string">
            <text:p text:style-name="P19"><text:span text:style-name="T11">Symbol</text:span> (Identifiable location in code <text:span text:style-name="T12">stream</text:span>; used for branching instructions, function calls, etc.). <text:s/>Not to be confused with the LABEL opcode.</text:p>
          </table:table-cell>
        </table:table-row>
        <table:table-row>
          <table:table-cell table:style-name="EntityClasses.A2" office:value-type="string">
            <text:p text:style-name="P20">0x08</text:p>
          </table:table-cell>
          <table:table-cell table:style-name="EntityClasses.B10" office:value-type="string">
            <text:p text:style-name="P43">PROC</text:p>
          </table:table-cell>
          <table:table-cell table:style-name="EntityClasses.C10" office:value-type="string">
            <text:p text:style-name="P45">Global; R/W</text:p>
          </table:table-cell>
          <table:table-cell table:style-name="EntityClasses.D10" office:value-type="string">
            <text:p text:style-name="P21">Processor Core Identifier (or Thead ID, or Process ID, or….)</text:p>
          </table:table-cell>
        </table:table-row>
        <table:table-row>
          <table:table-cell table:style-name="EntityClasses.A2" office:value-type="string">
            <text:p text:style-name="P22">0x09</text:p>
          </table:table-cell>
          <table:table-cell table:style-name="EntityClasses.B11" office:value-type="string">
            <text:p text:style-name="P43">NUM</text:p>
          </table:table-cell>
          <table:table-cell table:style-name="EntityClasses.C11" office:value-type="string">
            <text:p text:style-name="P45">Local; R/W</text:p>
          </table:table-cell>
          <table:table-cell table:style-name="EntityClasses.D11" office:value-type="string">
            <text:p text:style-name="P21">A numeric reference <text:span text:style-name="T10">(think of this as an integer variable)</text:span></text:p>
          </table:table-cell>
        </table:table-row>
        <table:table-row>
          <table:table-cell table:style-name="EntityClasses.A2" office:value-type="string">
            <text:p text:style-name="P22">0x0A</text:p>
          </table:table-cell>
          <table:table-cell table:style-name="EntityClasses.B12" office:value-type="string">
            <text:p text:style-name="P43"/>
          </table:table-cell>
          <table:table-cell table:style-name="EntityClasses.C12" office:value-type="string">
            <text:p text:style-name="P45">No access; treated as inline constants</text:p>
          </table:table-cell>
          <table:table-cell table:style-name="EntityClasses.D12" office:value-type="string">
            <text:p text:style-name="P21">An immediate numeric constant. <text:span text:style-name="T12">(Limited to positive integers that can be represented in 16 bits).</text:span></text:p>
          </table:table-cell>
        </table:table-row>
        <table:table-row>
          <table:table-cell table:style-name="EntityClasses.A2" office:value-type="string">
            <text:p text:style-name="P43">0x0B</text:p>
          </table:table-cell>
          <table:table-cell table:style-name="EntityClasses.B13" office:value-type="string">
            <text:p text:style-name="P43">PROG</text:p>
          </table:table-cell>
          <table:table-cell table:style-name="EntityClasses.C13" office:value-type="string">
            <text:p text:style-name="P45">Global; R/W</text:p>
          </table:table-cell>
          <table:table-cell table:style-name="EntityClasses.D13" office:value-type="string">
            <text:p text:style-name="P44">Program block ID</text:p>
          </table:table-cell>
        </table:table-row>
      </table:table>
      <text:p text:style-name="Table"><text:span text:style-name="Caption_20_characters">Table </text:span><text:span text:style-name="Caption_20_characters"><text:sequence text:ref-name="refTable0" text:name="Table" text:formula="ooow:Table+1" style:num-format="1">3.1</text:sequence></text:span><text:span text:style-name="Caption_20_characters">: </text:span>Entity <text:span text:style-name="T11">Class </text:span>Prefixes</text:p>
      <text:p text:style-name="P23"/>
      <text:p text:style-name="P24"><text:span text:style-name="T11">A “program” in AVM is a stream of entities, representing actions to be taken, and the objects on which the action should act. <text:s/>Entities are mapped to values and metadata via class tables. <text:s/></text:span></text:p>
      <text:h text:style-name="Heading_20_3" text:outline-level="3"><text:bookmark-start text:name="__RefHeading___Toc265_2056064974"/><text:s/><text:span text:style-name="T13">Entity Class: Instructions</text:span><text:bookmark-end text:name="__RefHeading___Toc265_2056064974"/></text:h>
      <text:p text:style-name="P25">Instructions are the verbs of AVM. <text:s/>They describe an action to take. <text:s/>The set of instructions available at runtime is fixed by the virtual hardware. <text:s/>The instruction class table is global, but not visible to programs at compile or execution time. <text:s/><text:span text:style-name="T14">In a program stream, each instruction entity will be immediately followed by zero or more parameter entities, that collectively define the actors and objects of the instruction. <text:s/>The full set of supported actions is defined in one of the appendices. <text:s/>Each instruction entity in a program stream is encoded according to the following format:</text:span></text:p>
      <table:table table:name="EntityCodingInstruction" table:style-name="EntityCodingInstruction">
        <table:table-column table:style-name="EntityCodingInstruction.A"/>
        <table:table-column table:style-name="EntityCodingInstruction.B"/>
        <table:table-column table:style-name="EntityCodingInstruction.C"/>
        <table:table-header-rows>
          <text:soft-page-break/>
          <table:table-row>
            <table:table-cell table:style-name="EntityCodingInstruction.A1" office:value-type="string">
              <text:p text:style-name="P75">Entity Field</text:p>
            </table:table-cell>
            <table:table-cell table:style-name="EntityCodingInstruction.A1" office:value-type="string">
              <text:p text:style-name="P75">Field Width</text:p>
            </table:table-cell>
            <table:table-cell table:style-name="EntityCodingInstruction.C1" office:value-type="string">
              <text:p text:style-name="P75">Field Description</text:p>
            </table:table-cell>
          </table:table-row>
        </table:table-header-rows>
        <table:table-row>
          <table:table-cell table:style-name="EntityCodingInstruction.A2" office:value-type="string">
            <text:p text:style-name="P47">Class (fixed to 0x00)</text:p>
          </table:table-cell>
          <table:table-cell table:style-name="EntityCodingInstruction.A2" office:value-type="string">
            <text:p text:style-name="P47">8 bits</text:p>
          </table:table-cell>
          <table:table-cell table:style-name="EntityCodingInstruction.C2" office:value-type="string">
            <text:p text:style-name="P47">Entity class prefix</text:p>
          </table:table-cell>
        </table:table-row>
        <table:table-row>
          <table:table-cell table:style-name="EntityCodingInstruction.A2" office:value-type="string">
            <text:p text:style-name="P47">Opcode</text:p>
          </table:table-cell>
          <table:table-cell table:style-name="EntityCodingInstruction.A2" office:value-type="string">
            <text:p text:style-name="P47">8 bits</text:p>
          </table:table-cell>
          <table:table-cell table:style-name="EntityCodingInstruction.C2" office:value-type="string">
            <text:p text:style-name="P47">Action opcode</text:p>
          </table:table-cell>
        </table:table-row>
        <table:table-row>
          <table:table-cell table:style-name="EntityCodingInstruction.A2" office:value-type="string">
            <text:p text:style-name="P47">Flags</text:p>
          </table:table-cell>
          <table:table-cell table:style-name="EntityCodingInstruction.A2" office:value-type="string">
            <text:p text:style-name="P47">8 bits</text:p>
          </table:table-cell>
          <table:table-cell table:style-name="EntityCodingInstruction.C2" office:value-type="string">
            <text:p text:style-name="P47">Instruction modification flags</text:p>
          </table:table-cell>
        </table:table-row>
        <table:table-row>
          <table:table-cell table:style-name="EntityCodingInstruction.A2" office:value-type="string">
            <text:p text:style-name="P47">Parameter count</text:p>
          </table:table-cell>
          <table:table-cell table:style-name="EntityCodingInstruction.A2" office:value-type="string">
            <text:p text:style-name="P47">8 bits</text:p>
          </table:table-cell>
          <table:table-cell table:style-name="EntityCodingInstruction.C2" office:value-type="string">
            <text:p text:style-name="P47">Number of following parameter entities to consider part of this action.</text:p>
          </table:table-cell>
        </table:table-row>
      </table:table>
      <text:p text:style-name="Table">Table <text:sequence text:ref-name="refTable1" text:name="Table" text:formula="ooow:Table+1" style:num-format="1">3.2</text:sequence>: Instruction <text:span text:style-name="T15">Entity </text:span>Encoding Format</text:p>
      <text:p text:style-name="P25"/>
      <text:p text:style-name="P26">Instruction entity flags are:</text:p>
      <table:table table:name="Table1" table:style-name="Table1">
        <table:table-column table:style-name="Table1.A" table:number-columns-repeated="3"/>
        <table:table-header-rows>
          <table:table-row>
            <table:table-cell table:style-name="Table1.A1" office:value-type="string">
              <text:p text:style-name="P75">Flag</text:p>
            </table:table-cell>
            <table:table-cell table:style-name="Table1.A1" office:value-type="string">
              <text:p text:style-name="P75">Value</text:p>
            </table:table-cell>
            <table:table-cell table:style-name="Table1.C1" office:value-type="string">
              <text:p text:style-name="P75">Description</text:p>
            </table:table-cell>
          </table:table-row>
        </table:table-header-rows>
        <table:table-row>
          <table:table-cell table:style-name="Table1.A2" office:value-type="string">
            <text:p text:style-name="P54">OP_FLAG_BREAKPOINT</text:p>
          </table:table-cell>
          <table:table-cell table:style-name="Table1.A2" office:value-type="string">
            <text:p text:style-name="P48">0b 1000 0000</text:p>
          </table:table-cell>
          <table:table-cell table:style-name="Table1.C2" office:value-type="string">
            <text:p text:style-name="P53">If set, normal execution should stop before instruction processing, and control reverts to attached debugger. <text:s/>If no debugger is attached, this flag is ignored.</text:p>
          </table:table-cell>
        </table:table-row>
        <table:table-row>
          <table:table-cell table:style-name="Table1.A2" office:value-type="string">
            <text:p text:style-name="P54">OP_FLAG_RESERVED</text:p>
          </table:table-cell>
          <table:table-cell table:style-name="Table1.A2" office:value-type="string">
            <text:p text:style-name="P54">0b0111 1111</text:p>
          </table:table-cell>
          <table:table-cell table:style-name="Table1.C2" office:value-type="string">
            <text:p text:style-name="P53">These bits are reserved for future use.</text:p>
          </table:table-cell>
        </table:table-row>
      </table:table>
      <text:p text:style-name="Table">Table <text:sequence text:ref-name="refTable2" text:name="Table" text:formula="ooow:Table+1" style:num-format="1">3.3</text:sequence>: Instruction Flags</text:p>
      <text:p text:style-name="P26"/>
      <text:h text:style-name="P80" text:outline-level="3"><text:s/>Entity Class: Interrupts</text:h>
      <text:p text:style-name="P27">Interrupts represent out-of-band operation of the virtual processor. <text:s/>The interrupts class table contains assigned handlers to various exception instances. <text:s/>Interrupts may be triggered by error conditions during processing, by external operations, or explicitly by program code. <text:s/>Programs may <text:span text:style-name="T15">override handlers or </text:span>define custom interrupts at compile time <text:span text:style-name="T15">(see the “DEF” mnemonic in the language reference). <text:s/>These overrides or additions will be merged into the global interrupt table at program load. <text:s/>Each interrupt entity in a program stream is encoded according to the following format:</text:span></text:p>
      <text:p text:style-name="P28"/>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76">Entity Field</text:p>
            </table:table-cell>
            <table:table-cell table:style-name="Table2.A1" office:value-type="string">
              <text:p text:style-name="P76">Field Width</text:p>
            </table:table-cell>
            <table:table-cell table:style-name="Table2.C1" office:value-type="string">
              <text:p text:style-name="P76">Field Description</text:p>
            </table:table-cell>
          </table:table-row>
        </table:table-header-rows>
        <table:table-row>
          <table:table-cell table:style-name="Table2.A2" office:value-type="string">
            <text:p text:style-name="P49">Class (fixed to 0x0<text:span text:style-name="T15">1</text:span>)</text:p>
          </table:table-cell>
          <table:table-cell table:style-name="Table2.A2" office:value-type="string">
            <text:p text:style-name="P49">8 bits</text:p>
          </table:table-cell>
          <table:table-cell table:style-name="Table2.C2" office:value-type="string">
            <text:p text:style-name="P49">Entity class prefix</text:p>
          </table:table-cell>
        </table:table-row>
        <table:table-row>
          <table:table-cell table:style-name="Table2.A2" office:value-type="string">
            <text:p text:style-name="P55">Reserved</text:p>
          </table:table-cell>
          <table:table-cell table:style-name="Table2.A2" office:value-type="string">
            <text:p text:style-name="P49">8 bits</text:p>
          </table:table-cell>
          <table:table-cell table:style-name="Table2.C2" office:value-type="string">
            <text:p text:style-name="P55">Reserved field</text:p>
          </table:table-cell>
        </table:table-row>
        <table:table-row>
          <table:table-cell table:style-name="Table2.A2" office:value-type="string">
            <text:p text:style-name="P55">Global Table Index</text:p>
          </table:table-cell>
          <table:table-cell table:style-name="Table2.A2" office:value-type="string">
            <text:p text:style-name="P55">16 bits</text:p>
          </table:table-cell>
          <table:table-cell table:style-name="Table2.C2" office:value-type="string">
            <text:p text:style-name="P55">Index into the global interrupt table.</text:p>
          </table:table-cell>
        </table:table-row>
      </table:table>
      <text:p text:style-name="Table">Table <text:sequence text:ref-name="refTable3" text:name="Table" text:formula="ooow:Table+1" style:num-format="1">3.4</text:sequence>: Interrupt Entity Encoding format</text:p>
      <text:p text:style-name="P32"/>
      <text:p text:style-name="P32"><text:span text:style-name="T16">The interrupt level (or ID) is defined by the index into the global table. Predefined interrupts are described in the Interrupts section of the manual. </text:span>The entity class table contains two fields for each index: a Program Block entity and a Symbol entity. <text:s/><text:span text:style-name="T16">(s</text:span>torage format in an AVM implementation is left to the implementor<text:span text:style-name="T16">). <text:s/>These two fields identify the code to execute when the referenced interrupt is fired.</text:span></text:p>
      <text:h text:style-name="Heading_20_3" text:outline-level="3"><text:s/>Entity Class: <text:span text:style-name="T15">Groups</text:span></text:h>
      <text:p text:style-name="P32">Groups represent a rudimentary mechanism for referring to multiple entities with a single parameter. <text:s/><text:span text:style-name="T16">No global groups table is defined, but each program block may have a local groups table (if the program code doesn’t define any groups, no class table will be present). <text:s/>Program code may only refer to group entities that are defined within that program’s block. <text:s/>Group entities are encoded according to the following format</text:span></text:p>
      <text:p text:style-name="P28"/>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6">Entity Field</text:p>
            </table:table-cell>
            <table:table-cell table:style-name="Table3.A1" office:value-type="string">
              <text:p text:style-name="P76">Field Width</text:p>
            </table:table-cell>
            <table:table-cell table:style-name="Table3.C1" office:value-type="string">
              <text:p text:style-name="P76">Field Description</text:p>
            </table:table-cell>
          </table:table-row>
        </table:table-header-rows>
        <table:table-row>
          <table:table-cell table:style-name="Table3.A2" office:value-type="string">
            <text:p text:style-name="P49">Class (fixed to 0x0<text:span text:style-name="T16">2</text:span>)</text:p>
          </table:table-cell>
          <table:table-cell table:style-name="Table3.A2" office:value-type="string">
            <text:p text:style-name="P49">8 bits</text:p>
          </table:table-cell>
          <table:table-cell table:style-name="Table3.C2" office:value-type="string">
            <text:p text:style-name="P49">Entity class prefix</text:p>
          </table:table-cell>
        </table:table-row>
        <table:table-row>
          <table:table-cell table:style-name="Table3.A2" office:value-type="string">
            <text:p text:style-name="P55">Reserved</text:p>
          </table:table-cell>
          <table:table-cell table:style-name="Table3.A2" office:value-type="string">
            <text:p text:style-name="P49">8 bits</text:p>
          </table:table-cell>
          <table:table-cell table:style-name="Table3.C2" office:value-type="string">
            <text:p text:style-name="P55">Reserved field</text:p>
          </table:table-cell>
        </table:table-row>
        <table:table-row>
          <table:table-cell table:style-name="Table3.A2" office:value-type="string">
            <text:p text:style-name="P55"><text:span text:style-name="T16">Local</text:span> Table Index</text:p>
          </table:table-cell>
          <table:table-cell table:style-name="Table3.A2" office:value-type="string">
            <text:p text:style-name="P55">16 bits</text:p>
          </table:table-cell>
          <table:table-cell table:style-name="Table3.C2" office:value-type="string">
            <text:p text:style-name="P55">Index into the <text:span text:style-name="T16">local group table.</text:span></text:p>
          </table:table-cell>
        </table:table-row>
      </table:table>
      <text:p text:style-name="P69">Table <text:sequence text:ref-name="refTable4" text:name="Table" text:formula="ooow:Table+1" style:num-format="1">3.5</text:sequence>: <text:span text:style-name="T16">Group</text:span> Entity Encoding format</text:p>
      <text:p text:style-name="P32"/>
      <text:p text:style-name="P32">The entity class table contains <text:span text:style-name="T16">a list of entities that reference group members for each index.</text:span> <text:s/>Storage format in an AVM implementation is left to the implementor.</text:p>
      <text:p text:style-name="P32"/>
      <text:h text:style-name="Heading_20_3" text:outline-level="3"><text:s/><text:span text:style-name="T16">Entity Class: Registers</text:span></text:h>
      <text:p text:style-name="P34">Registers represent a 32-bit integer storage location. <text:s/>All registers are predefined by the virtual machine implementation. <text:s/>Although <text:span text:style-name="T17">(most) </text:span>register values are modifiable by executing program code, new <text:soft-page-break/>registers cannot be defined or removed at either compile time or runtim<text:span text:style-name="T17">e. <text:s/>All registers exist in the global register class table. Each register may be “core” (each running core has an independent copy) or “shared” (all cores share single value). Register entities are encoded according to the following format:</text:span></text:p>
      <text:p text:style-name="P29"/>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7">Entity Field</text:p>
            </table:table-cell>
            <table:table-cell table:style-name="Table4.A1" office:value-type="string">
              <text:p text:style-name="P77">Field Width</text:p>
            </table:table-cell>
            <table:table-cell table:style-name="Table4.C1" office:value-type="string">
              <text:p text:style-name="P77">Field Description</text:p>
            </table:table-cell>
          </table:table-row>
        </table:table-header-rows>
        <table:table-row>
          <table:table-cell table:style-name="Table4.A2" office:value-type="string">
            <text:p text:style-name="P50">Class (fixed to 0x0<text:span text:style-name="T17">3</text:span>)</text:p>
          </table:table-cell>
          <table:table-cell table:style-name="Table4.A2" office:value-type="string">
            <text:p text:style-name="P50">8 bits</text:p>
          </table:table-cell>
          <table:table-cell table:style-name="Table4.C2" office:value-type="string">
            <text:p text:style-name="P50">Entity class prefix</text:p>
          </table:table-cell>
        </table:table-row>
        <table:table-row>
          <table:table-cell table:style-name="Table4.A2" office:value-type="string">
            <text:p text:style-name="P56">Reserved</text:p>
          </table:table-cell>
          <table:table-cell table:style-name="Table4.A2" office:value-type="string">
            <text:p text:style-name="P50">8 bits</text:p>
          </table:table-cell>
          <table:table-cell table:style-name="Table4.C2" office:value-type="string">
            <text:p text:style-name="P56">Reserved field</text:p>
          </table:table-cell>
        </table:table-row>
        <table:table-row>
          <table:table-cell table:style-name="Table4.A2" office:value-type="string">
            <text:p text:style-name="P56"><text:span text:style-name="T18">Global</text:span> Table Index</text:p>
          </table:table-cell>
          <table:table-cell table:style-name="Table4.A2" office:value-type="string">
            <text:p text:style-name="P56">16 bits</text:p>
          </table:table-cell>
          <table:table-cell table:style-name="Table4.C2" office:value-type="string">
            <text:p text:style-name="P56">Index into the <text:span text:style-name="T18">global register table.</text:span></text:p>
          </table:table-cell>
        </table:table-row>
      </table:table>
      <text:p text:style-name="P70">Table <text:sequence text:ref-name="refTable5" text:name="Table" text:formula="ooow:Table+1" style:num-format="1">3.6</text:sequence>: <text:span text:style-name="T17">Register</text:span> Entity Encoding format</text:p>
      <text:p text:style-name="P32"/>
      <text:p text:style-name="P35">The global entity class table contains at least a shared/core flag and reference value for each register. <text:s/><text:span text:style-name="T19">Storage format and access are left to the implementor.</text:span></text:p>
      <text:h text:style-name="P81" text:outline-level="3"><text:s/>Entity Class: Buffers</text:h>
      <text:p text:style-name="P37">Buffers represent an arbitrarily large fixed-size byte array. <text:s/><text:span text:style-name="T20">No global buffer table is provided. <text:s/>Each program block may have a local buffers table (if the program code doesn’t use any buffers, no class table will be present). Buffer entities are encoded according to the following format:</text:span></text:p>
      <text:p text:style-name="P30"/>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8">Entity Field</text:p>
            </table:table-cell>
            <table:table-cell table:style-name="Table5.A1" office:value-type="string">
              <text:p text:style-name="P78">Field Width</text:p>
            </table:table-cell>
            <table:table-cell table:style-name="Table5.C1" office:value-type="string">
              <text:p text:style-name="P78">Field Description</text:p>
            </table:table-cell>
          </table:table-row>
        </table:table-header-rows>
        <table:table-row>
          <table:table-cell table:style-name="Table5.A2" office:value-type="string">
            <text:p text:style-name="P51">Class (fixed to 0x0<text:span text:style-name="T20">4</text:span>)</text:p>
          </table:table-cell>
          <table:table-cell table:style-name="Table5.A2" office:value-type="string">
            <text:p text:style-name="P51">8 bits</text:p>
          </table:table-cell>
          <table:table-cell table:style-name="Table5.C2" office:value-type="string">
            <text:p text:style-name="P51">Entity class prefix</text:p>
          </table:table-cell>
        </table:table-row>
        <table:table-row>
          <table:table-cell table:style-name="Table5.A2" office:value-type="string">
            <text:p text:style-name="P57">Reserved</text:p>
          </table:table-cell>
          <table:table-cell table:style-name="Table5.A2" office:value-type="string">
            <text:p text:style-name="P51">8 bits</text:p>
          </table:table-cell>
          <table:table-cell table:style-name="Table5.C2" office:value-type="string">
            <text:p text:style-name="P57">Reserved field</text:p>
          </table:table-cell>
        </table:table-row>
        <table:table-row>
          <table:table-cell table:style-name="Table5.A2" office:value-type="string">
            <text:p text:style-name="P57"><text:span text:style-name="T20">Local</text:span> Table Index</text:p>
          </table:table-cell>
          <table:table-cell table:style-name="Table5.A2" office:value-type="string">
            <text:p text:style-name="P57">16 bits</text:p>
          </table:table-cell>
          <table:table-cell table:style-name="Table5.C2" office:value-type="string">
            <text:p text:style-name="P57">Index into the <text:span text:style-name="T20">local buffer table.</text:span></text:p>
          </table:table-cell>
        </table:table-row>
      </table:table>
      <text:p text:style-name="P71">Table <text:sequence text:ref-name="refTable6" text:name="Table" text:formula="ooow:Table+1" style:num-format="1">3.7</text:sequence>: <text:span text:style-name="T20">Buffer</text:span> Entity Encoding format</text:p>
      <text:p text:style-name="P33"/>
      <text:p text:style-name="P36">The <text:span text:style-name="T20">local</text:span> entity class table contains at least <text:span text:style-name="T20">capacity, size, and current offset values</text:span> for each <text:span text:style-name="T20">buffer</text:span>. <text:s/><text:span text:style-name="T19">Storage format and access are left to the implementor.</text:span></text:p>
      <text:h text:style-name="P82" text:outline-level="3"><text:s/>Entity Class: Ports</text:h>
      <text:p text:style-name="P38">Ports represent any serialized I/O target, such as files or TCP/IP sockets. The Ports class table is global only.</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P79">Entity Field</text:p>
            </table:table-cell>
            <table:table-cell table:style-name="Table6.A1" office:value-type="string">
              <text:p text:style-name="P79">Field Width</text:p>
            </table:table-cell>
            <table:table-cell table:style-name="Table6.C1" office:value-type="string">
              <text:p text:style-name="P79">Field Description</text:p>
            </table:table-cell>
          </table:table-row>
        </table:table-header-rows>
        <table:table-row>
          <table:table-cell table:style-name="Table6.A2" office:value-type="string">
            <text:p text:style-name="P52">Class (fixed to 0x0<text:span text:style-name="T22">5</text:span>)</text:p>
          </table:table-cell>
          <table:table-cell table:style-name="Table6.A2" office:value-type="string">
            <text:p text:style-name="P52">8 bits</text:p>
          </table:table-cell>
          <table:table-cell table:style-name="Table6.C2" office:value-type="string">
            <text:p text:style-name="P52">Entity class prefix</text:p>
          </table:table-cell>
        </table:table-row>
        <table:table-row>
          <table:table-cell table:style-name="Table6.A2" office:value-type="string">
            <text:p text:style-name="P58">Reserved</text:p>
          </table:table-cell>
          <table:table-cell table:style-name="Table6.A2" office:value-type="string">
            <text:p text:style-name="P52">8 bits</text:p>
          </table:table-cell>
          <table:table-cell table:style-name="Table6.C2" office:value-type="string">
            <text:p text:style-name="P58">Reserved field</text:p>
          </table:table-cell>
        </table:table-row>
        <table:table-row>
          <table:table-cell table:style-name="Table6.A2" office:value-type="string">
            <text:p text:style-name="P58">Global Table Index</text:p>
          </table:table-cell>
          <table:table-cell table:style-name="Table6.A2" office:value-type="string">
            <text:p text:style-name="P58">16 bits</text:p>
          </table:table-cell>
          <table:table-cell table:style-name="Table6.C2" office:value-type="string">
            <text:p text:style-name="P58">Index into the global <text:span text:style-name="T22">port</text:span> table.</text:p>
          </table:table-cell>
        </table:table-row>
      </table:table>
      <text:p text:style-name="P72">Table <text:sequence text:ref-name="refTable7" text:name="Table" text:formula="ooow:Table+1" style:num-format="1">3.8</text:sequence>: <text:span text:style-name="T22">Port</text:span> Entity Encoding format</text:p>
      <text:h text:style-name="P82" text:outline-level="3"><text:s/>Entity Class: Strings (Text)</text:h>
      <text:p text:style-name="P38">Strings represent text in AVM. <text:s/>Strings behave in some ways like buffers, but when data is STORed or OUTed to a string entity, the data is converted to a printable forma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79">Entity Field</text:p>
            </table:table-cell>
            <table:table-cell table:style-name="Table7.A1" office:value-type="string">
              <text:p text:style-name="P79">Field Width</text:p>
            </table:table-cell>
            <table:table-cell table:style-name="Table7.C1" office:value-type="string">
              <text:p text:style-name="P79">Field Description</text:p>
            </table:table-cell>
          </table:table-row>
        </table:table-header-rows>
        <table:table-row>
          <table:table-cell table:style-name="Table7.A2" office:value-type="string">
            <text:p text:style-name="P52">Class (fixed to 0x0<text:span text:style-name="T22">6</text:span>)</text:p>
          </table:table-cell>
          <table:table-cell table:style-name="Table7.A2" office:value-type="string">
            <text:p text:style-name="P52">8 bits</text:p>
          </table:table-cell>
          <table:table-cell table:style-name="Table7.C2" office:value-type="string">
            <text:p text:style-name="P52">Entity class prefix</text:p>
          </table:table-cell>
        </table:table-row>
        <table:table-row>
          <table:table-cell table:style-name="Table7.A2" office:value-type="string">
            <text:p text:style-name="P58">Reserved</text:p>
          </table:table-cell>
          <table:table-cell table:style-name="Table7.A2" office:value-type="string">
            <text:p text:style-name="P52">8 bits</text:p>
          </table:table-cell>
          <table:table-cell table:style-name="Table7.C2" office:value-type="string">
            <text:p text:style-name="P58">Reserved field</text:p>
          </table:table-cell>
        </table:table-row>
        <table:table-row>
          <table:table-cell table:style-name="Table7.A2" office:value-type="string">
            <text:p text:style-name="P58"><text:span text:style-name="T22">Local</text:span> Table Index</text:p>
          </table:table-cell>
          <table:table-cell table:style-name="Table7.A2" office:value-type="string">
            <text:p text:style-name="P58">16 bits</text:p>
          </table:table-cell>
          <table:table-cell table:style-name="Table7.C2" office:value-type="string">
            <text:p text:style-name="P58">Index into the <text:span text:style-name="T22">local strings</text:span> table.</text:p>
          </table:table-cell>
        </table:table-row>
      </table:table>
      <text:p text:style-name="P72">Table <text:sequence text:ref-name="refTable8" text:name="Table" text:formula="ooow:Table+1" style:num-format="1">3.9</text:sequence>: <text:span text:style-name="T24">Text</text:span> Entity Encoding format</text:p>
      <text:h text:style-name="P82" text:outline-level="3"><text:s/>Entity Class: Symbols (Code Labels)</text:h>
      <text:p text:style-name="P38">Symbols (or code labels, or just labels) represent a specific location in a program stream. <text:s/><text:span text:style-name="T23">Symbols may be near (in the local program block) or far (in a different program block)</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9">Entity Field</text:p>
            </table:table-cell>
            <table:table-cell table:style-name="Table8.A1" office:value-type="string">
              <text:p text:style-name="P79">Field Width</text:p>
            </table:table-cell>
            <table:table-cell table:style-name="Table8.C1" office:value-type="string">
              <text:p text:style-name="P79">Field Description</text:p>
            </table:table-cell>
          </table:table-row>
        </table:table-header-rows>
        <table:table-row>
          <table:table-cell table:style-name="Table8.A2" office:value-type="string">
            <text:p text:style-name="P52">Class (fixed to 0x0<text:span text:style-name="T22">7</text:span>)</text:p>
          </table:table-cell>
          <table:table-cell table:style-name="Table8.A2" office:value-type="string">
            <text:p text:style-name="P52">8 bits</text:p>
          </table:table-cell>
          <table:table-cell table:style-name="Table8.C2" office:value-type="string">
            <text:p text:style-name="P52">Entity class prefix</text:p>
          </table:table-cell>
        </table:table-row>
        <table:table-row>
          <table:table-cell table:style-name="Table8.A2" office:value-type="string">
            <text:p text:style-name="P58">Reserved</text:p>
          </table:table-cell>
          <table:table-cell table:style-name="Table8.A2" office:value-type="string">
            <text:p text:style-name="P52">8 bits</text:p>
          </table:table-cell>
          <table:table-cell table:style-name="Table8.C2" office:value-type="string">
            <text:p text:style-name="P58">Reserved field</text:p>
          </table:table-cell>
        </table:table-row>
        <table:table-row>
          <table:table-cell table:style-name="Table8.A2" office:value-type="string">
            <text:p text:style-name="P58">Global Table Index</text:p>
          </table:table-cell>
          <table:table-cell table:style-name="Table8.A2" office:value-type="string">
            <text:p text:style-name="P58">16 bits</text:p>
          </table:table-cell>
          <table:table-cell table:style-name="Table8.C2" office:value-type="string">
            <text:p text:style-name="P58">Index into the global <text:span text:style-name="T24">symbol</text:span> table.</text:p>
          </table:table-cell>
        </table:table-row>
      </table:table>
      <text:p text:style-name="P72">Table <text:sequence text:ref-name="refTable9" text:name="Table" text:formula="ooow:Table+1" style:num-format="1">3.10</text:sequence>: <text:span text:style-name="T24">Symbol</text:span> Entity Encoding format</text:p>
      <text:h text:style-name="P82" text:outline-level="3"><text:s/>Entity Class: Process IDs</text:h>
      <text:p text:style-name="P39">TBD: Add this when FORK/KILL are implemented.</text:p>
      <text:p text:style-name="P31"/>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79">Entity Field</text:p>
            </table:table-cell>
            <table:table-cell table:style-name="Table9.A1" office:value-type="string">
              <text:p text:style-name="P79">Field Width</text:p>
            </table:table-cell>
            <table:table-cell table:style-name="Table9.C1" office:value-type="string">
              <text:p text:style-name="P79">Field Description</text:p>
            </table:table-cell>
          </table:table-row>
        </table:table-header-rows>
        <table:table-row>
          <table:table-cell table:style-name="Table9.A2" office:value-type="string">
            <text:p text:style-name="P52">Class (fixed to 0x0<text:span text:style-name="T22">8</text:span>)</text:p>
          </table:table-cell>
          <table:table-cell table:style-name="Table9.A2" office:value-type="string">
            <text:p text:style-name="P52">8 bits</text:p>
          </table:table-cell>
          <table:table-cell table:style-name="Table9.C2" office:value-type="string">
            <text:p text:style-name="P52">Entity class prefix</text:p>
          </table:table-cell>
        </table:table-row>
        <table:table-row>
          <table:table-cell table:style-name="Table9.A2" office:value-type="string">
            <text:p text:style-name="P58">Reserved</text:p>
          </table:table-cell>
          <table:table-cell table:style-name="Table9.A2" office:value-type="string">
            <text:p text:style-name="P52">8 bits</text:p>
          </table:table-cell>
          <table:table-cell table:style-name="Table9.C2" office:value-type="string">
            <text:p text:style-name="P58">Reserved field</text:p>
          </table:table-cell>
        </table:table-row>
        <table:table-row>
          <table:table-cell table:style-name="Table9.A2" office:value-type="string">
            <text:p text:style-name="P58">Global Table Index</text:p>
          </table:table-cell>
          <table:table-cell table:style-name="Table9.A2" office:value-type="string">
            <text:p text:style-name="P58">16 bits</text:p>
          </table:table-cell>
          <table:table-cell table:style-name="Table9.C2" office:value-type="string">
            <text:p text:style-name="P58">Index into the global <text:span text:style-name="T24">PID</text:span> table.</text:p>
          </table:table-cell>
        </table:table-row>
      </table:table>
      <text:p text:style-name="P72">Table <text:sequence text:ref-name="refTable10" text:name="Table" text:formula="ooow:Table+1" style:num-format="1">3.11</text:sequence>: <text:span text:style-name="T24">PID</text:span> Entity Encoding format</text:p>
      <text:h text:style-name="P83" text:outline-level="3"><text:soft-page-break/><text:span text:style-name="T21">Entity Class: Numbers</text:span></text:h>
      <text:p text:style-name="P39">Number entities are numeric variables of varying widths.</text:p>
      <text:p text:style-name="P31"/>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79">Entity Field</text:p>
            </table:table-cell>
            <table:table-cell table:style-name="Table10.A1" office:value-type="string">
              <text:p text:style-name="P79">Field Width</text:p>
            </table:table-cell>
            <table:table-cell table:style-name="Table10.C1" office:value-type="string">
              <text:p text:style-name="P79">Field Description</text:p>
            </table:table-cell>
          </table:table-row>
        </table:table-header-rows>
        <table:table-row>
          <table:table-cell table:style-name="Table10.A2" office:value-type="string">
            <text:p text:style-name="P52">Class (fixed to 0x0<text:span text:style-name="T22">9</text:span>)</text:p>
          </table:table-cell>
          <table:table-cell table:style-name="Table10.A2" office:value-type="string">
            <text:p text:style-name="P52">8 bits</text:p>
          </table:table-cell>
          <table:table-cell table:style-name="Table10.C2" office:value-type="string">
            <text:p text:style-name="P52">Entity class prefix</text:p>
          </table:table-cell>
        </table:table-row>
        <table:table-row>
          <table:table-cell table:style-name="Table10.A2" office:value-type="string">
            <text:p text:style-name="P58">Reserved</text:p>
          </table:table-cell>
          <table:table-cell table:style-name="Table10.A2" office:value-type="string">
            <text:p text:style-name="P52">8 bits</text:p>
          </table:table-cell>
          <table:table-cell table:style-name="Table10.C2" office:value-type="string">
            <text:p text:style-name="P58">Reserved field</text:p>
          </table:table-cell>
        </table:table-row>
        <table:table-row>
          <table:table-cell table:style-name="Table10.A2" office:value-type="string">
            <text:p text:style-name="P58"><text:span text:style-name="T24">Local</text:span> Table Index</text:p>
          </table:table-cell>
          <table:table-cell table:style-name="Table10.A2" office:value-type="string">
            <text:p text:style-name="P58">16 bits</text:p>
          </table:table-cell>
          <table:table-cell table:style-name="Table10.C2" office:value-type="string">
            <text:p text:style-name="P58">Index into the <text:span text:style-name="T24">local</text:span> <text:span text:style-name="T24">numeric value</text:span> table.</text:p>
          </table:table-cell>
        </table:table-row>
      </table:table>
      <text:p text:style-name="P72">Table <text:sequence text:ref-name="refTable11" text:name="Table" text:formula="ooow:Table+1" style:num-format="1">3.12</text:sequence>: <text:span text:style-name="T24">Number Reference</text:span> Entity Encoding format</text:p>
      <text:h text:style-name="P82" text:outline-level="3">Entity Class: Numeric Constants (Immediates)</text:h>
      <text:p text:style-name="P39">Numeric constants represent immediate values in a program stream, and extract the value from the entity itself, rather than as a reference to an entity class table entry. <text:s/>Compilers may or may not support these, as constants may be rendered as normal number entities. <text:s/>Constants whose magnitude cannot be represented in 20 bits must use numeric references instead. <text:s/>These values are encoded as sign and magnitude, rather than twos-complemen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79">Entity Field</text:p>
            </table:table-cell>
            <table:table-cell table:style-name="Table11.A1" office:value-type="string">
              <text:p text:style-name="P79">Field Width</text:p>
            </table:table-cell>
            <table:table-cell table:style-name="Table11.C1" office:value-type="string">
              <text:p text:style-name="P79">Field Description</text:p>
            </table:table-cell>
          </table:table-row>
        </table:table-header-rows>
        <table:table-row>
          <table:table-cell table:style-name="Table11.A2" office:value-type="string">
            <text:p text:style-name="P52">Class (fixed to 0x0<text:span text:style-name="T22">A</text:span>)</text:p>
          </table:table-cell>
          <table:table-cell table:style-name="Table11.A2" office:value-type="string">
            <text:p text:style-name="P52">8 bits</text:p>
          </table:table-cell>
          <table:table-cell table:style-name="Table11.C2" office:value-type="string">
            <text:p text:style-name="P52">Entity class prefix</text:p>
          </table:table-cell>
        </table:table-row>
        <table:table-row>
          <table:table-cell table:style-name="Table11.A2" office:value-type="string">
            <text:p text:style-name="P58">Reserved</text:p>
          </table:table-cell>
          <table:table-cell table:style-name="Table11.A2" office:value-type="string">
            <text:p text:style-name="P52"><text:span text:style-name="T24">3</text:span> bits</text:p>
          </table:table-cell>
          <table:table-cell table:style-name="Table11.C2" office:value-type="string">
            <text:p text:style-name="P58">Reserved field</text:p>
          </table:table-cell>
        </table:table-row>
        <table:table-row>
          <table:table-cell table:style-name="Table11.A2" office:value-type="string">
            <text:p text:style-name="P59">Sign</text:p>
          </table:table-cell>
          <table:table-cell table:style-name="Table11.A2" office:value-type="string">
            <text:p text:style-name="P59">1 bit</text:p>
          </table:table-cell>
          <table:table-cell table:style-name="Table11.C2" office:value-type="string">
            <text:p text:style-name="P59">If set, the value is negative.</text:p>
          </table:table-cell>
        </table:table-row>
        <table:table-row>
          <table:table-cell table:style-name="Table11.A2" office:value-type="string">
            <text:p text:style-name="P60">Numeric constant magnitude</text:p>
          </table:table-cell>
          <table:table-cell table:style-name="Table11.A2" office:value-type="string">
            <text:p text:style-name="P60">20 bits</text:p>
          </table:table-cell>
          <table:table-cell table:style-name="Table11.C2" office:value-type="string">
            <text:p text:style-name="P60">Direct value magnitude.</text:p>
          </table:table-cell>
        </table:table-row>
      </table:table>
      <text:p text:style-name="P72">Table <text:sequence text:ref-name="refTable12" text:name="Table" text:formula="ooow:Table+1" style:num-format="1">3.13</text:sequence>: <text:span text:style-name="T24">Numeric Constant</text:span> Entity Encoding format</text:p>
      <text:h text:style-name="P82" text:outline-level="3">Entity Class: Program Blocks</text:h>
      <text:p text:style-name="P40">Program blocks represent a loaded program, and define a code scope. <text:s/>See below, s.v. “Program Layout” for detail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79">Entity Field</text:p>
            </table:table-cell>
            <table:table-cell table:style-name="Table12.A1" office:value-type="string">
              <text:p text:style-name="P79">Field Width</text:p>
            </table:table-cell>
            <table:table-cell table:style-name="Table12.C1" office:value-type="string">
              <text:p text:style-name="P79">Field Description</text:p>
            </table:table-cell>
          </table:table-row>
        </table:table-header-rows>
        <table:table-row>
          <table:table-cell table:style-name="Table12.A2" office:value-type="string">
            <text:p text:style-name="P52">Class (fixed to 0x0<text:span text:style-name="T22">B</text:span>)</text:p>
          </table:table-cell>
          <table:table-cell table:style-name="Table12.A2" office:value-type="string">
            <text:p text:style-name="P52">8 bits</text:p>
          </table:table-cell>
          <table:table-cell table:style-name="Table12.C2" office:value-type="string">
            <text:p text:style-name="P52">Entity class prefix</text:p>
          </table:table-cell>
        </table:table-row>
        <table:table-row>
          <table:table-cell table:style-name="Table12.A2" office:value-type="string">
            <text:p text:style-name="P58">Reserved</text:p>
          </table:table-cell>
          <table:table-cell table:style-name="Table12.A2" office:value-type="string">
            <text:p text:style-name="P52">8 bits</text:p>
          </table:table-cell>
          <table:table-cell table:style-name="Table12.C2" office:value-type="string">
            <text:p text:style-name="P58">Reserved field</text:p>
          </table:table-cell>
        </table:table-row>
        <table:table-row>
          <table:table-cell table:style-name="Table12.A2" office:value-type="string">
            <text:p text:style-name="P58">Global Table Index</text:p>
          </table:table-cell>
          <table:table-cell table:style-name="Table12.A2" office:value-type="string">
            <text:p text:style-name="P58">16 bits</text:p>
          </table:table-cell>
          <table:table-cell table:style-name="Table12.C2" office:value-type="string">
            <text:p text:style-name="P58">Index into the global <text:span text:style-name="T25">program loader</text:span> table.</text:p>
          </table:table-cell>
        </table:table-row>
      </table:table>
      <text:p text:style-name="P72">Table <text:sequence text:ref-name="refTable13" text:name="Table" text:formula="ooow:Table+1" style:num-format="1">3.14</text:sequence>: <text:span text:style-name="T25">Program Block</text:span> Entity Encoding format</text:p>
      <text:h text:style-name="P68" text:outline-level="2"><text:bookmark-start text:name="__RefHeading___Toc267_2056064974"/><text:soft-page-break/>Program Layout<text:bookmark-end text:name="__RefHeading___Toc267_2056064974"/></text:h>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49918" officeooo:paragraph-rsid="00149918"/>
    </style:style>
    <style:style style:name="MP2" style:family="paragraph" style:parent-style-name="Footer">
      <style:paragraph-properties fo:text-align="end" style:justify-single-word="false"/>
      <style:text-properties officeooo:rsid="00149918" officeooo:paragraph-rsid="00149918"/>
    </style:style>
    <style:style style:name="MT1" style:family="text">
      <style:text-properties officeooo:rsid="001882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VM</text:span> Reference Manual</text:p>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Kephart</meta:initial-creator>
    <meta:creation-date>2017-05-15T09:36:14.737438929</meta:creation-date>
    <dc:date>2017-05-16T16:27:26.861675825</dc:date>
    <dc:creator>Andrew Kephart</dc:creator>
    <meta:editing-duration>PT1H1M25S</meta:editing-duration>
    <meta:editing-cycles>6</meta:editing-cycles>
    <meta:generator>LibreOffice/5.1.6.2$Linux_X86_64 LibreOffice_project/10m0$Build-2</meta:generator>
    <meta:document-statistic meta:table-count="14" meta:image-count="0" meta:object-count="0" meta:page-count="12" meta:paragraph-count="291" meta:word-count="2158" meta:character-count="13345" meta:non-whitespace-character-count="11417"/>
  </office:meta>
</office:document-meta>
</file>